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59.4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9mm"/>
    </style:style>
    <style:style style:name="co5" style:family="table-column">
      <style:table-column-properties fo:break-before="auto" style:column-width="55.54mm"/>
    </style:style>
    <style:style style:name="co6" style:family="table-column">
      <style:table-column-properties fo:break-before="auto" style:column-width="37.68mm"/>
    </style:style>
    <style:style style:name="co7" style:family="table-column">
      <style:table-column-properties fo:break-before="auto" style:column-width="58.98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4.32mm"/>
    </style:style>
    <style:style style:name="co10" style:family="table-column">
      <style:table-column-properties fo:break-before="auto" style:column-width="12.72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12.0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69.25mm" fo:break-before="auto" style:use-optimal-row-height="false"/>
    </style:style>
    <style:style style:name="ro4" style:family="table-row">
      <style:table-row-properties style:row-height="69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33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33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2.97mm" svg:height="90.23mm" svg:x="192.84mm" svg:y="0mm">
            <draw:object draw:notify-on-update-of-ranges="Feuille1.B4:Feuille1.B13 Feuille1.E3:Feuille1.E3 Feuille1.E4:Feuille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07mm" svg:height="90.23mm" svg:x="367.72mm" svg:y="1.74mm">
            <draw:object draw:notify-on-update-of-ranges="Feuille1.B4:Feuille1.B13 Feuille1.C3:Feuille1.C3 Feuille1.C4:Feuille1.C13 Feuille1.D3:Feuille1.D3 Feuille1.D4:Feuille1.D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2.97mm" svg:height="90.23mm" svg:x="188.25mm" svg:y="131.47mm">
            <draw:object draw:notify-on-update-of-ranges="Feuille1.B31:Feuille1.B40 Feuille1.E3:Feuille1.E3 Feuille1.E31:Feuille1.E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82.07mm" svg:height="90.23mm" svg:x="363.13mm" svg:y="133.21mm">
            <draw:object draw:notify-on-update-of-ranges="Feuille1.B31:Feuille1.B40 Feuille1.C3:Feuille1.C3 Feuille1.C31:Feuille1.C40 Feuille1.D3:Feuille1.D3 Feuille1.D31:Feuille1.D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2.97mm" svg:height="90.23mm" svg:x="188.25mm" svg:y="262.07mm">
            <draw:object draw:notify-on-update-of-ranges="Feuille1.B61:Feuille1.B70 Feuille1.E3:Feuille1.E3 Feuille1.E61:Feuille1.E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2.07mm" svg:height="90.23mm" svg:x="363.13mm" svg:y="263.81mm">
            <draw:object draw:notify-on-update-of-ranges="Feuille1.B61:Feuille1.B70 Feuille1.C3:Feuille1.C3 Feuille1.C61:Feuille1.C70 Feuille1.D3:Feuille1.D3 Feuille1.D61:Feuille1.D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4]-[.F4]" office:value-type="float" office:value="0.182" calcext:value-type="float">
            <text:p>0,182</text:p>
          </table:table-cell>
          <table:table-cell table:style-name="ce3" table:formula="of:=[.F4]*2" office:value-type="float" office:value="0.118" calcext:value-type="float">
            <text:p>0,118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059" calcext:value-type="float">
            <text:p>0,059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5]-[.F5]" office:value-type="float" office:value="0.195" calcext:value-type="float">
            <text:p>0,195</text:p>
          </table:table-cell>
          <table:table-cell table:style-name="ce3" table:formula="of:=[.F5]*2" office:value-type="float" office:value="0.062" calcext:value-type="float">
            <text:p>0,062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031" calcext:value-type="float">
            <text:p>0,03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]-[.F6]" office:value-type="float" office:value="0.171" calcext:value-type="float">
            <text:p>0,171</text:p>
          </table:table-cell>
          <table:table-cell table:style-name="ce3" table:formula="of:=[.F6]*2" office:value-type="float" office:value="0.052" calcext:value-type="float">
            <text:p>0,052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026" calcext:value-type="float">
            <text:p>0,02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7]-[.F7]" office:value-type="float" office:value="0.069" calcext:value-type="float">
            <text:p>0,069</text:p>
          </table:table-cell>
          <table:table-cell table:style-name="ce3" table:formula="of:=[.F7]*2" office:value-type="float" office:value="0.002" calcext:value-type="float">
            <text:p>0,002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8]-[.F8]" office:value-type="float" office:value="0.057" calcext:value-type="float">
            <text:p>0,057</text:p>
          </table:table-cell>
          <table:table-cell table:style-name="ce3" table:formula="of:=[.F8]*2" office:value-type="float" office:value="0.004" calcext:value-type="float">
            <text:p>0,004</text:p>
          </table:table-cell>
          <table:table-cell table:style-name="ce3" office:value-type="float" office:value="0.059" calcext:value-type="float">
            <text:p>0,059</text:p>
          </table:table-cell>
          <table:table-cell table:style-name="ce3" office:value-type="float" office:value="0.002" calcext:value-type="float">
            <text:p>0,00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9]-[.F9]" office:value-type="float" office:value="0.056" calcext:value-type="float">
            <text:p>0,056</text:p>
          </table:table-cell>
          <table:table-cell table:style-name="ce3" table:formula="of:=[.F9]*2" office:value-type="float" office:value="0.002" calcext:value-type="float">
            <text:p>0,002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10]-[.F10]" office:value-type="float" office:value="0.033" calcext:value-type="float">
            <text:p>0,033</text:p>
          </table:table-cell>
          <table:table-cell table:style-name="ce3" table:formula="of:=[.F10]*2" office:value-type="float" office:value="0.002" calcext:value-type="float">
            <text:p>0,002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11]-[.F11]" office:value-type="float" office:value="0.02" calcext:value-type="float">
            <text:p>0,02</text:p>
          </table:table-cell>
          <table:table-cell table:style-name="ce3" table:formula="of:=[.F11]*2" office:value-type="float" office:value="0.002" calcext:value-type="float">
            <text:p>0,00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12]-[.F12]" office:value-type="float" office:value="0.019" calcext:value-type="float">
            <text:p>0,019</text:p>
          </table:table-cell>
          <table:table-cell table:style-name="ce3" table:formula="of:=[.F12]*2" office:value-type="float" office:value="0" calcext:value-type="float">
            <text:p>0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13]-[.F13]" office:value-type="float" office:value="0.018" calcext:value-type="float">
            <text:p>0,018</text:p>
          </table:table-cell>
          <table:table-cell table:style-name="ce3" table:formula="of:=[.F13]*2" office:value-type="float" office:value="0.002" calcext:value-type="float">
            <text:p>0,002</text:p>
          </table:table-cell>
          <table:table-cell table:style-name="ce3" office:value-type="float" office:value="0.019" calcext:value-type="float">
            <text:p>0,019</text:p>
          </table:table-cell>
          <table:table-cell table:style-name="ce3" office:value-type="float" office:value="0.001" calcext:value-type="float">
            <text:p>0,001</text:p>
          </table:table-cell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style-name="ce1" office:value-type="string" calcext:value-type="string">
            <text:p>1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31]-[.F31]" office:value-type="float" office:value="0.74" calcext:value-type="float">
            <text:p>0,74</text:p>
          </table:table-cell>
          <table:table-cell table:style-name="ce3" table:formula="of:=[.F31]*2" office:value-type="float" office:value="0.07" calcext:value-type="float">
            <text:p>0,07</text:p>
          </table:table-cell>
          <table:table-cell table:style-name="ce3" office:value-type="float" office:value="0.775" calcext:value-type="float">
            <text:p>0,775</text:p>
          </table:table-cell>
          <table:table-cell table:style-name="ce3" office:value-type="float" office:value="0.035" calcext:value-type="float">
            <text:p>0,0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32]-[.F32]" office:value-type="float" office:value="0.692" calcext:value-type="float">
            <text:p>0,692</text:p>
          </table:table-cell>
          <table:table-cell table:style-name="ce3" table:formula="of:=[.F32]*2" office:value-type="float" office:value="0.124" calcext:value-type="float">
            <text:p>0,124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062" calcext:value-type="float">
            <text:p>0,06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33]-[.F33]" office:value-type="float" office:value="0.693" calcext:value-type="float">
            <text:p>0,693</text:p>
          </table:table-cell>
          <table:table-cell table:style-name="ce3" table:formula="of:=[.F33]*2" office:value-type="float" office:value="0.072" calcext:value-type="float">
            <text:p>0,072</text:p>
          </table:table-cell>
          <table:table-cell table:style-name="ce3" office:value-type="float" office:value="0.729" calcext:value-type="float">
            <text:p>0,729</text:p>
          </table:table-cell>
          <table:table-cell table:style-name="ce3" office:value-type="float" office:value="0.036" calcext:value-type="float">
            <text:p>0,036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34]-[.F34]" office:value-type="float" office:value="0.689" calcext:value-type="float">
            <text:p>0,689</text:p>
          </table:table-cell>
          <table:table-cell table:style-name="ce3" table:formula="of:=[.F34]*2" office:value-type="float" office:value="0.022" calcext:value-type="float">
            <text:p>0,022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35]-[.F35]" office:value-type="float" office:value="0.64" calcext:value-type="float">
            <text:p>0,64</text:p>
          </table:table-cell>
          <table:table-cell table:style-name="ce3" table:formula="of:=[.F35]*2" office:value-type="float" office:value="0.042" calcext:value-type="float">
            <text:p>0,042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021" calcext:value-type="float">
            <text:p>0,02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36]-[.F36]" office:value-type="float" office:value="0.645" calcext:value-type="float">
            <text:p>0,645</text:p>
          </table:table-cell>
          <table:table-cell table:style-name="ce3" table:formula="of:=[.F36]*2" office:value-type="float" office:value="0.024" calcext:value-type="float">
            <text:p>0,024</text:p>
          </table:table-cell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012" calcext:value-type="float">
            <text:p>0,0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37]-[.F37]" office:value-type="float" office:value="0.643" calcext:value-type="float">
            <text:p>0,643</text:p>
          </table:table-cell>
          <table:table-cell table:style-name="ce3" table:formula="of:=[.F37]*2" office:value-type="float" office:value="0.022" calcext:value-type="float">
            <text:p>0,022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011" calcext:value-type="float">
            <text:p>0,011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38]-[.F38]" office:value-type="float" office:value="0.598" calcext:value-type="float">
            <text:p>0,598</text:p>
          </table:table-cell>
          <table:table-cell table:style-name="ce3" table:formula="of:=[.F38]*2" office:value-type="float" office:value="0.044" calcext:value-type="float">
            <text:p>0,0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39]-[.F39]" office:value-type="float" office:value="0.589" calcext:value-type="float">
            <text:p>0,589</text:p>
          </table:table-cell>
          <table:table-cell table:style-name="ce3" table:formula="of:=[.F39]*2" office:value-type="float" office:value="0.044" calcext:value-type="float">
            <text:p>0,044</text:p>
          </table:table-cell>
          <table:table-cell table:style-name="ce3" office:value-type="float" office:value="0.611" calcext:value-type="float">
            <text:p>0,611</text:p>
          </table:table-cell>
          <table:table-cell table:style-name="ce3" office:value-type="float" office:value="0.022" calcext:value-type="float">
            <text:p>0,022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40]-[.F40]" office:value-type="float" office:value="0.568" calcext:value-type="float">
            <text:p>0,568</text:p>
          </table:table-cell>
          <table:table-cell table:style-name="ce3" table:formula="of:=[.F40]*2" office:value-type="float" office:value="0.04" calcext:value-type="float">
            <text:p>0,04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02" calcext:value-type="float">
            <text:p>0,02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1" office:value-type="string" calcext:value-type="string">
            <text:p>1000000 personnes</text:p>
          </table:table-cell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Score (&gt; 99,9%)</text:p>
          </table:table-cell>
          <table:table-cell table:style-name="ce5" office:value-type="string" calcext:value-type="string">
            <text:p>Intervalle de confiance</text:p>
          </table:table-cell>
          <table:table-cell table:style-name="ce2" office:value-type="string" calcext:value-type="string">
            <text:p>Score (ms)</text:p>
          </table:table-cell>
          <table:table-cell table:style-name="ce5" office:value-type="string" calcext:value-type="string">
            <text:p>Marge d'erreur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method_reference</text:p>
          </table:table-cell>
          <table:table-cell table:style-name="ce3" table:formula="of:=[.E61]-[.F61]" office:value-type="float" office:value="93.968" calcext:value-type="float">
            <text:p>93,968</text:p>
          </table:table-cell>
          <table:table-cell table:style-name="ce3" table:formula="of:=[.F61]*2" office:value-type="float" office:value="0.67" calcext:value-type="float">
            <text:p>0,67</text:p>
          </table:table-cell>
          <table:table-cell table:style-name="ce3" office:value-type="float" office:value="94.303" calcext:value-type="float">
            <text:p>94,303</text:p>
          </table:table-cell>
          <table:table-cell table:style-name="ce3" office:value-type="float" office:value="0.335" calcext:value-type="float">
            <text:p>0,33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method_reference</text:p>
          </table:table-cell>
          <table:table-cell table:style-name="ce3" table:formula="of:=[.E62]-[.F62]" office:value-type="float" office:value="92.648" calcext:value-type="float">
            <text:p>92,648</text:p>
          </table:table-cell>
          <table:table-cell table:style-name="ce3" table:formula="of:=[.F62]*2" office:value-type="float" office:value="0.872" calcext:value-type="float">
            <text:p>0,872</text:p>
          </table:table-cell>
          <table:table-cell table:style-name="ce3" office:value-type="float" office:value="93.084" calcext:value-type="float">
            <text:p>93,084</text:p>
          </table:table-cell>
          <table:table-cell table:style-name="ce3" office:value-type="float" office:value="0.436" calcext:value-type="float">
            <text:p>0,436</text:p>
          </table:table-cell>
        </table:table-row>
        <table:table-row table:style-name="ro1">
          <table:table-cell table:style-name="ce3" office:value-type="string" calcext:value-type="string">
            <text:p>java7</text:p>
          </table:table-cell>
          <table:table-cell table:style-name="ce3" office:value-type="string" calcext:value-type="string">
            <text:p>anonymous class (JRE7)</text:p>
          </table:table-cell>
          <table:table-cell table:style-name="ce3" table:formula="of:=[.E63]-[.F63]" office:value-type="float" office:value="89.491" calcext:value-type="float">
            <text:p>89,491</text:p>
          </table:table-cell>
          <table:table-cell table:style-name="ce3" table:formula="of:=[.F63]*2" office:value-type="float" office:value="0.71" calcext:value-type="float">
            <text:p>0,71</text:p>
          </table:table-cell>
          <table:table-cell table:style-name="ce3" office:value-type="float" office:value="89.846" calcext:value-type="float">
            <text:p>89,846</text:p>
          </table:table-cell>
          <table:table-cell table:style-name="ce3" office:value-type="float" office:value="0.355" calcext:value-type="float">
            <text:p>0,355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lambda</text:p>
          </table:table-cell>
          <table:table-cell table:style-name="ce3" table:formula="of:=[.E64]-[.F64]" office:value-type="float" office:value="87.7" calcext:value-type="float">
            <text:p>87,7</text:p>
          </table:table-cell>
          <table:table-cell table:style-name="ce3" table:formula="of:=[.F64]*2" office:value-type="float" office:value="0.66" calcext:value-type="float">
            <text:p>0,66</text:p>
          </table:table-cell>
          <table:table-cell table:style-name="ce3" office:value-type="float" office:value="88.03" calcext:value-type="float">
            <text:p>88,03</text:p>
          </table:table-cell>
          <table:table-cell table:style-name="ce3" office:value-type="float" office:value="0.33" calcext:value-type="float">
            <text:p>0,3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anonymous class (JRE8)</text:p>
          </table:table-cell>
          <table:table-cell table:style-name="ce3" table:formula="of:=[.E65]-[.F65]" office:value-type="float" office:value="87.585" calcext:value-type="float">
            <text:p>87,585</text:p>
          </table:table-cell>
          <table:table-cell table:style-name="ce3" table:formula="of:=[.F65]*2" office:value-type="float" office:value="0.8" calcext:value-type="float">
            <text:p>0,8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4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anonymous class</text:p>
          </table:table-cell>
          <table:table-cell table:style-name="ce3" table:formula="of:=[.E66]-[.F66]" office:value-type="float" office:value="87.653" calcext:value-type="float">
            <text:p>87,653</text:p>
          </table:table-cell>
          <table:table-cell table:style-name="ce3" table:formula="of:=[.F66]*2" office:value-type="float" office:value="0.664" calcext:value-type="float">
            <text:p>0,664</text:p>
          </table:table-cell>
          <table:table-cell table:style-name="ce3" office:value-type="float" office:value="87.985" calcext:value-type="float">
            <text:p>87,985</text:p>
          </table:table-cell>
          <table:table-cell table:style-name="ce3" office:value-type="float" office:value="0.332" calcext:value-type="float">
            <text:p>0,33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stream_lambda</text:p>
          </table:table-cell>
          <table:table-cell table:style-name="ce3" table:formula="of:=[.E67]-[.F67]" office:value-type="float" office:value="87.381" calcext:value-type="float">
            <text:p>87,381</text:p>
          </table:table-cell>
          <table:table-cell table:style-name="ce3" table:formula="of:=[.F67]*2" office:value-type="float" office:value="0.774" calcext:value-type="float">
            <text:p>0,774</text:p>
          </table:table-cell>
          <table:table-cell table:style-name="ce3" office:value-type="float" office:value="87.768" calcext:value-type="float">
            <text:p>87,768</text:p>
          </table:table-cell>
          <table:table-cell table:style-name="ce3" office:value-type="float" office:value="0.387" calcext:value-type="float">
            <text:p>0,387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method_reference</text:p>
          </table:table-cell>
          <table:table-cell table:style-name="ce3" table:formula="of:=[.E68]-[.F68]" office:value-type="float" office:value="38.687" calcext:value-type="float">
            <text:p>38,687</text:p>
          </table:table-cell>
          <table:table-cell table:style-name="ce3" table:formula="of:=[.F68]*2" office:value-type="float" office:value="0.806" calcext:value-type="float">
            <text:p>0,806</text:p>
          </table:table-cell>
          <table:table-cell table:style-name="ce3" office:value-type="float" office:value="39.09" calcext:value-type="float">
            <text:p>39,09</text:p>
          </table:table-cell>
          <table:table-cell table:style-name="ce3" office:value-type="float" office:value="0.403" calcext:value-type="float">
            <text:p>0,403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anonymous class</text:p>
          </table:table-cell>
          <table:table-cell table:style-name="ce3" table:formula="of:=[.E69]-[.F69]" office:value-type="float" office:value="36.418" calcext:value-type="float">
            <text:p>36,418</text:p>
          </table:table-cell>
          <table:table-cell table:style-name="ce3" table:formula="of:=[.F69]*2" office:value-type="float" office:value="0.824" calcext:value-type="float">
            <text:p>0,824</text:p>
          </table:table-cell>
          <table:table-cell table:style-name="ce3" office:value-type="float" office:value="36.83" calcext:value-type="float">
            <text:p>36,83</text:p>
          </table:table-cell>
          <table:table-cell table:style-name="ce3" office:value-type="float" office:value="0.412" calcext:value-type="float">
            <text:p>0,412</text:p>
          </table:table-cell>
        </table:table-row>
        <table:table-row table:style-name="ro1">
          <table:table-cell table:style-name="ce3" office:value-type="string" calcext:value-type="string">
            <text:p>java8</text:p>
          </table:table-cell>
          <table:table-cell table:style-name="ce3" office:value-type="string" calcext:value-type="string">
            <text:p>parallel_stream_lambda</text:p>
          </table:table-cell>
          <table:table-cell table:style-name="ce3" table:formula="of:=[.E70]-[.F70]" office:value-type="float" office:value="35.708" calcext:value-type="float">
            <text:p>35,708</text:p>
          </table:table-cell>
          <table:table-cell table:style-name="ce3" table:formula="of:=[.F70]*2" office:value-type="float" office:value="0.828" calcext:value-type="float">
            <text:p>0,828</text:p>
          </table:table-cell>
          <table:table-cell table:style-name="ce3" office:value-type="float" office:value="36.122" calcext:value-type="float">
            <text:p>36,122</text:p>
          </table:table-cell>
          <table:table-cell table:style-name="ce3" office:value-type="float" office:value="0.414" calcext:value-type="float">
            <text:p>0,414</text:p>
          </table:table-cell>
        </table:table-row>
      </table:table>
      <table:table table:name="Feuille2" table:style-name="ta1">
        <table:shapes>
          <draw:frame draw:z-index="0" draw:style-name="gr1" draw:text-style-name="P1" svg:width="159.92mm" svg:height="90.08mm" svg:x="417.35mm" svg:y="63.47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2mm" svg:height="90.08mm" svg:x="451.05mm" svg:y="293.29mm">
            <draw:object draw:notify-on-update-of-ranges="Feuille2.B2:Feuille2.B11 Feuille2.C1:Feuille2.C1 Feuille2.C2:Feuille2.C11 Feuille2.D1:Feuille2.D1 Feuille2.D2:Feuille2.D11 Feuille2.E1:Feuille2.E1 Feuille2.E2:Feuille2.E11 Feuille2.F1:Feuille2.F1 Feuille2.F2:Feuille2.F11 Feuille2.G1:Feuille2.G1 Feuille2.G2:Feuille2.G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2mm" svg:height="130.04mm" svg:x="190.39mm" svg:y="1.1mm">
            <draw:object draw:notify-on-update-of-ranges="Feuille2.B2:Feuille2.B11 Feuille2.C1:Feuille2.C1 Feuille2.C2:Feuille2.C11 Feuille2.D1:Feuille2.D1 Feuille2.D2:Feuille2.D11 Feuille2.E1:Feuille2.E1 Feuille2.E2:Feuille2.E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2mm" svg:height="122.94mm" svg:x="617.55mm" svg:y="10.66mm">
            <draw:object draw:notify-on-update-of-ranges="Feuille2.B2:Feuille2.B11 Feuille2.C1:Feuille2.C1 Feuille2.C2:Feuille2.C11 Feuille2.D1:Feuille2.D1 Feuille2.D2:Feuille2.D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2mm" svg:height="75.05mm" svg:x="200.94mm" svg:y="138.29mm">
            <draw:object draw:notify-on-update-of-ranges="Feuille2.B22:Feuille2.B31 Feuille2.C21:Feuille2.C21 Feuille2.C22:Feuille2.C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2mm" svg:height="75.05mm" svg:x="213.66mm" svg:y="290.33mm">
            <draw:object draw:notify-on-update-of-ranges="Feuille2.B35:Feuille2.B44 Feuille2.C34:Feuille2.C34 Feuille2.C35:Feuille2.C4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9.92mm" svg:height="114.25mm" svg:x="214.19mm" svg:y="375.39mm">
            <draw:object draw:notify-on-update-of-ranges="Feuille2.B58:Feuille2.B67 Feuille2.C57:Feuille2.C57 Feuille2.C58:Feuille2.C67 Feuille2.D57:Feuille2.D57 Feuille2.D58:Feuille2.D6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ce2" office:value-type="string" calcext:value-type="string">
            <text:p>JRE</text:p>
          </table:table-cell>
          <table:table-cell table:style-name="ce2" office:value-type="string" calcext:value-type="string">
            <text:p>Benchmark</text:p>
          </table:table-cell>
          <table:table-cell table:style-name="ce5" office:value-type="string" calcext:value-type="string">
            <text:p>10 items</text:p>
          </table:table-cell>
          <table:table-cell table:style-name="ce5" office:value-type="string" calcext:value-type="string">
            <text:p>100 items</text:p>
          </table:table-cell>
          <table:table-cell table:style-name="ce5" office:value-type="string" calcext:value-type="string">
            <text:p>1000 items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7]" office:value-type="string" office:string-value="parallel_stream_method_ref" calcext:value-type="string">
            <text:p>parallel_stream_method_ref</text:p>
          </table:table-cell>
          <table:table-cell table:style-name="ce7" table:formula="of:=[JRE8.E27]" office:value-type="float" office:value="0.125" calcext:value-type="float">
            <text:p>0,125</text:p>
          </table:table-cell>
          <table:table-cell table:style-name="ce7" table:formula="of:=[JRE8.E28]" office:value-type="float" office:value="0.196" calcext:value-type="float">
            <text:p>0,196</text:p>
          </table:table-cell>
          <table:table-cell table:style-name="ce7" table:formula="of:=[JRE8.E29]" office:value-type="float" office:value="0.638" calcext:value-type="float">
            <text:p>0,638</text:p>
          </table:table-cell>
          <table:table-cell table:style-name="ce9" table:formula="of:=[JRE8.E30]" office:value-type="float" office:value="3.701" calcext:value-type="float">
            <text:p>3,701</text:p>
          </table:table-cell>
          <table:table-cell table:style-name="ce9" table:formula="of:=[JRE8.E31]" office:value-type="float" office:value="38.386" calcext:value-type="float">
            <text:p>38,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7]" office:value-type="string" office:string-value="parallel_stream_anonymous_class" calcext:value-type="string">
            <text:p>parallel_stream_anonymous_class</text:p>
          </table:table-cell>
          <table:table-cell table:formula="of:=[JRE8.E17]" office:value-type="float" office:value="0.111" calcext:value-type="float">
            <text:p>0,111</text:p>
          </table:table-cell>
          <table:table-cell table:style-name="ce7" table:formula="of:=[JRE8.E18]" office:value-type="float" office:value="0.18" calcext:value-type="float">
            <text:p>0,18</text:p>
          </table:table-cell>
          <table:table-cell table:style-name="ce7" table:formula="of:=[JRE8.E19]" office:value-type="float" office:value="0.601" calcext:value-type="float">
            <text:p>0,601</text:p>
          </table:table-cell>
          <table:table-cell table:style-name="ce9" table:formula="of:=[JRE8.E20]" office:value-type="float" office:value="3.498" calcext:value-type="float">
            <text:p>3,498</text:p>
          </table:table-cell>
          <table:table-cell table:style-name="ce9" table:formula="of:=[JRE8.E21]" office:value-type="float" office:value="36.387" calcext:value-type="float">
            <text:p>36,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2]" office:value-type="string" office:string-value="parallel_stream_lambda" calcext:value-type="string">
            <text:p>parallel_stream_lambda</text:p>
          </table:table-cell>
          <table:table-cell table:formula="of:=[JRE8.E22]" office:value-type="float" office:value="0.112" calcext:value-type="float">
            <text:p>0,112</text:p>
          </table:table-cell>
          <table:table-cell table:style-name="ce7" table:formula="of:=[JRE8.E23]" office:value-type="float" office:value="0.178" calcext:value-type="float">
            <text:p>0,178</text:p>
          </table:table-cell>
          <table:table-cell table:style-name="ce7" table:formula="of:=[JRE8.E24]" office:value-type="float" office:value="0.601" calcext:value-type="float">
            <text:p>0,601</text:p>
          </table:table-cell>
          <table:table-cell table:style-name="ce9" table:formula="of:=[JRE8.E25]" office:value-type="float" office:value="3.487" calcext:value-type="float">
            <text:p>3,487</text:p>
          </table:table-cell>
          <table:table-cell table:style-name="ce9" table:formula="of:=[JRE8.E26]" office:value-type="float" office:value="36.317" calcext:value-type="float">
            <text:p>36,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44]" office:value-type="string" office:string-value="stream_method_ref" calcext:value-type="string">
            <text:p>stream_method_ref</text:p>
          </table:table-cell>
          <table:table-cell table:style-name="ce7" table:formula="of:=[JRE8.E42]" office:value-type="float" office:value="0.068" calcext:value-type="float">
            <text:p>0,068</text:p>
          </table:table-cell>
          <table:table-cell table:style-name="ce7" table:formula="of:=[JRE8.E43]" office:value-type="float" office:value="0.128" calcext:value-type="float">
            <text:p>0,128</text:p>
          </table:table-cell>
          <table:table-cell table:style-name="ce7" table:formula="of:=[JRE8.E44]" office:value-type="float" office:value="0.591" calcext:value-type="float">
            <text:p>0,591</text:p>
          </table:table-cell>
          <table:table-cell table:style-name="ce9" table:formula="of:=[JRE8.E45]" office:value-type="float" office:value="7.136" calcext:value-type="float">
            <text:p>7,136</text:p>
          </table:table-cell>
          <table:table-cell table:style-name="ce9" table:formula="of:=[JRE8.E46]" office:value-type="float" office:value="93.548" calcext:value-type="float">
            <text:p>93,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12]" office:value-type="string" office:string-value="method_reference" calcext:value-type="string">
            <text:p>method_reference</text:p>
          </table:table-cell>
          <table:table-cell table:formula="of:=[JRE8.E12]" office:value-type="float" office:value="0.028" calcext:value-type="float">
            <text:p>0,028</text:p>
          </table:table-cell>
          <table:table-cell table:style-name="ce7" table:formula="of:=[JRE8.E13]" office:value-type="float" office:value="0.087" calcext:value-type="float">
            <text:p>0,087</text:p>
          </table:table-cell>
          <table:table-cell table:style-name="ce7" table:formula="of:=[JRE8.E14]" office:value-type="float" office:value="0.559" calcext:value-type="float">
            <text:p>0,559</text:p>
          </table:table-cell>
          <table:table-cell table:style-name="ce9" table:formula="of:=[JRE8.E15]" office:value-type="float" office:value="7.304" calcext:value-type="float">
            <text:p>7,304</text:p>
          </table:table-cell>
          <table:table-cell table:style-name="ce9" table:formula="of:=[JRE8.E16]" office:value-type="float" office:value="94.074" calcext:value-type="float">
            <text:p>94,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8]" office:value-type="string" office:string-value="stream_lambda" calcext:value-type="string">
            <text:p>stream_lambda</text:p>
          </table:table-cell>
          <table:table-cell table:style-name="ce7" table:formula="of:=[JRE8.E37]" office:value-type="float" office:value="0.057" calcext:value-type="float">
            <text:p>0,057</text:p>
          </table:table-cell>
          <table:table-cell table:style-name="ce7" table:formula="of:=[JRE8.E38]" office:value-type="float" office:value="0.118" calcext:value-type="float">
            <text:p>0,118</text:p>
          </table:table-cell>
          <table:table-cell table:style-name="ce7" table:formula="of:=[JRE8.E39]" office:value-type="float" office:value="0.548" calcext:value-type="float">
            <text:p>0,548</text:p>
          </table:table-cell>
          <table:table-cell table:style-name="ce9" table:formula="of:=[JRE8.E40]" office:value-type="float" office:value="6.759" calcext:value-type="float">
            <text:p>6,759</text:p>
          </table:table-cell>
          <table:table-cell table:style-name="ce9" table:formula="of:=[JRE8.E41]" office:value-type="float" office:value="88.553" calcext:value-type="float">
            <text:p>88,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32]" office:value-type="string" office:string-value="stream_anonymous_class" calcext:value-type="string">
            <text:p>stream_anonymous_class</text:p>
          </table:table-cell>
          <table:table-cell table:style-name="ce7" table:formula="of:=[JRE8.E32]" office:value-type="float" office:value="0.054" calcext:value-type="float">
            <text:p>0,054</text:p>
          </table:table-cell>
          <table:table-cell table:style-name="ce7" table:formula="of:=[JRE8.E33]" office:value-type="float" office:value="0.113" calcext:value-type="float">
            <text:p>0,113</text:p>
          </table:table-cell>
          <table:table-cell table:style-name="ce7" table:formula="of:=[JRE8.E34]" office:value-type="float" office:value="0.546" calcext:value-type="float">
            <text:p>0,546</text:p>
          </table:table-cell>
          <table:table-cell table:style-name="ce9" table:formula="of:=[JRE8.E35]" office:value-type="float" office:value="6.762" calcext:value-type="float">
            <text:p>6,762</text:p>
          </table:table-cell>
          <table:table-cell table:style-name="ce9" table:formula="of:=[JRE8.E36]" office:value-type="float" office:value="88.118" calcext:value-type="float">
            <text:p>88,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7]" office:value-type="string" office:string-value="lambda" calcext:value-type="string">
            <text:p>lambda</text:p>
          </table:table-cell>
          <table:table-cell table:formula="of:=[JRE8.E7]" office:value-type="float" office:value="0.017" calcext:value-type="float">
            <text:p>0,017</text:p>
          </table:table-cell>
          <table:table-cell table:style-name="ce7" table:formula="of:=[JRE8.E8]" office:value-type="float" office:value="0.074" calcext:value-type="float">
            <text:p>0,074</text:p>
          </table:table-cell>
          <table:table-cell table:style-name="ce7" table:formula="of:=[JRE8.E9]" office:value-type="float" office:value="0.515" calcext:value-type="float">
            <text:p>0,515</text:p>
          </table:table-cell>
          <table:table-cell table:style-name="ce9" table:formula="of:=[JRE8.E10]" office:value-type="float" office:value="6.816" calcext:value-type="float">
            <text:p>6,816</text:p>
          </table:table-cell>
          <table:table-cell table:style-name="ce9" table:formula="of:=[JRE8.E11]" office:value-type="float" office:value="88.369" calcext:value-type="float">
            <text:p>88,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JRE7.A2]" office:value-type="string" office:string-value="anonymous_class (JRE7)" calcext:value-type="string">
            <text:p>anonymous_class (JRE7)</text:p>
          </table:table-cell>
          <table:table-cell table:formula="of:=[JRE7.E2]" office:value-type="float" office:value="0.016" calcext:value-type="float">
            <text:p>0,016</text:p>
          </table:table-cell>
          <table:table-cell table:formula="of:=[JRE7.E3]" office:value-type="float" office:value="0.071" calcext:value-type="float">
            <text:p>0,071</text:p>
          </table:table-cell>
          <table:table-cell table:formula="of:=[JRE7.E4]" office:value-type="float" office:value="0.495" calcext:value-type="float">
            <text:p>0,495</text:p>
          </table:table-cell>
          <table:table-cell table:style-name="ce10" table:formula="of:=[JRE7.E5]" office:value-type="float" office:value="6.882" calcext:value-type="float">
            <text:p>6,882</text:p>
          </table:table-cell>
          <table:table-cell table:style-name="ce10" table:formula="of:=[JRE7.E6]" office:value-type="float" office:value="90.475" calcext:value-type="float">
            <text:p>90,4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JRE8.A2]" office:value-type="string" office:string-value="anonymous_class (JRE8)" calcext:value-type="string">
            <text:p>anonymous_class (JRE8)</text:p>
          </table:table-cell>
          <table:table-cell table:formula="of:=[JRE8.E2]" office:value-type="float" office:value="0.016" calcext:value-type="float">
            <text:p>0,016</text:p>
          </table:table-cell>
          <table:table-cell table:formula="of:=[JRE8.E3]" office:value-type="float" office:value="0.074" calcext:value-type="float">
            <text:p>0,074</text:p>
          </table:table-cell>
          <table:table-cell table:formula="of:=[JRE8.E4]" office:value-type="float" office:value="0.493" calcext:value-type="float">
            <text:p>0,493</text:p>
          </table:table-cell>
          <table:table-cell table:style-name="ce9" table:formula="of:=[JRE8.E5]" office:value-type="float" office:value="6.876" calcext:value-type="float">
            <text:p>6,876</text:p>
          </table:table-cell>
          <table:table-cell table:style-name="ce9" table:formula="of:=[JRE8.E6]" office:value-type="float" office:value="88.283" calcext:value-type="float">
            <text:p>88,283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 items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7.304" calcext:value-type="float">
            <text:p>7,304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7.136" calcext:value-type="float">
            <text:p>7,13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6.882" calcext:value-type="float">
            <text:p>6,88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6.876" calcext:value-type="float">
            <text:p>6,87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6.816" calcext:value-type="float">
            <text:p>6,816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6.762" calcext:value-type="float">
            <text:p>6,762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6.759" calcext:value-type="float">
            <text:p>6,759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.701" calcext:value-type="float">
            <text:p>3,701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.498" calcext:value-type="float">
            <text:p>3,498</text:p>
          </table:table-cell>
          <table:table-cell table:number-columns-repeated="3"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.487" calcext:value-type="float">
            <text:p>3,487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1">
          <table:table-cell table:style-name="ce6" office:value-type="string" calcext:value-type="string">
            <text:p>JRE</text:p>
          </table:table-cell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100000 item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thod_reference</text:p>
          </table:table-cell>
          <table:table-cell office:value-type="float" office:value="94.074" calcext:value-type="float">
            <text:p>94,0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method_ref</text:p>
          </table:table-cell>
          <table:table-cell office:value-type="float" office:value="93.548" calcext:value-type="float">
            <text:p>93,54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onymous_class (JRE7)</text:p>
          </table:table-cell>
          <table:table-cell office:value-type="float" office:value="90.475" calcext:value-type="float">
            <text:p>90,47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lambda</text:p>
          </table:table-cell>
          <table:table-cell office:value-type="float" office:value="88.553" calcext:value-type="float">
            <text:p>88,5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mbda</text:p>
          </table:table-cell>
          <table:table-cell office:value-type="float" office:value="88.369" calcext:value-type="float">
            <text:p>88,36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onymous_class (JRE8)</text:p>
          </table:table-cell>
          <table:table-cell office:value-type="float" office:value="88.283" calcext:value-type="float">
            <text:p>88,2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eam_anonymous_class</text:p>
          </table:table-cell>
          <table:table-cell office:value-type="float" office:value="88.118" calcext:value-type="float">
            <text:p>88,11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method_ref</text:p>
          </table:table-cell>
          <table:table-cell office:value-type="float" office:value="38.386" calcext:value-type="float">
            <text:p>38,38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anonymous_class</text:p>
          </table:table-cell>
          <table:table-cell office:value-type="float" office:value="36.387" calcext:value-type="float">
            <text:p>36,3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llel_stream_lambda</text:p>
          </table:table-cell>
          <table:table-cell office:value-type="float" office:value="36.317" calcext:value-type="float">
            <text:p>36,317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style-name="ce6"/>
          <table:table-cell table:style-name="ce2" office:value-type="string" calcext:value-type="string">
            <text:p>Benchmark</text:p>
          </table:table-cell>
          <table:table-cell table:style-name="ce8" office:value-type="string" calcext:value-type="string">
            <text:p>10000 items</text:p>
          </table:table-cell>
          <table:table-cell table:style-name="ce8" office:value-type="string" calcext:value-type="string">
            <text:p>100000 items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method_reference</text:p>
          </table:table-cell>
          <table:table-cell table:style-name="ce9" office:value-type="float" office:value="7.304" calcext:value-type="float">
            <text:p>7,304</text:p>
          </table:table-cell>
          <table:table-cell table:style-name="ce9" office:value-type="float" office:value="94.074" calcext:value-type="float">
            <text:p>94,0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method_ref</text:p>
          </table:table-cell>
          <table:table-cell table:style-name="ce9" office:value-type="float" office:value="7.136" calcext:value-type="float">
            <text:p>7,136</text:p>
          </table:table-cell>
          <table:table-cell table:style-name="ce9" office:value-type="float" office:value="93.548" calcext:value-type="float">
            <text:p>93,5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7)</text:p>
          </table:table-cell>
          <table:table-cell table:style-name="ce10" office:value-type="float" office:value="6.882" calcext:value-type="float">
            <text:p>6,882</text:p>
          </table:table-cell>
          <table:table-cell table:style-name="ce10" office:value-type="float" office:value="90.475" calcext:value-type="float">
            <text:p>90,4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lambda</text:p>
          </table:table-cell>
          <table:table-cell table:style-name="ce9" office:value-type="float" office:value="6.759" calcext:value-type="float">
            <text:p>6,759</text:p>
          </table:table-cell>
          <table:table-cell table:style-name="ce9" office:value-type="float" office:value="88.553" calcext:value-type="float">
            <text:p>88,5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table:style-name="ce9" office:value-type="float" office:value="6.816" calcext:value-type="float">
            <text:p>6,816</text:p>
          </table:table-cell>
          <table:table-cell table:style-name="ce9" office:value-type="float" office:value="88.369" calcext:value-type="float">
            <text:p>88,3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nymous_class (JRE8)</text:p>
          </table:table-cell>
          <table:table-cell table:style-name="ce9" office:value-type="float" office:value="6.876" calcext:value-type="float">
            <text:p>6,876</text:p>
          </table:table-cell>
          <table:table-cell table:style-name="ce9" office:value-type="float" office:value="88.283" calcext:value-type="float">
            <text:p>88,2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_anonymous_class</text:p>
          </table:table-cell>
          <table:table-cell table:style-name="ce9" office:value-type="float" office:value="6.762" calcext:value-type="float">
            <text:p>6,762</text:p>
          </table:table-cell>
          <table:table-cell table:style-name="ce9" office:value-type="float" office:value="88.118" calcext:value-type="float">
            <text:p>88,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method_ref</text:p>
          </table:table-cell>
          <table:table-cell table:style-name="ce9" office:value-type="float" office:value="3.701" calcext:value-type="float">
            <text:p>3,701</text:p>
          </table:table-cell>
          <table:table-cell table:style-name="ce9" office:value-type="float" office:value="38.386" calcext:value-type="float">
            <text:p>38,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anonymous_class</text:p>
          </table:table-cell>
          <table:table-cell table:style-name="ce9" office:value-type="float" office:value="3.498" calcext:value-type="float">
            <text:p>3,498</text:p>
          </table:table-cell>
          <table:table-cell table:style-name="ce9" office:value-type="float" office:value="36.387" calcext:value-type="float">
            <text:p>36,3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_stream_lambda</text:p>
          </table:table-cell>
          <table:table-cell table:style-name="ce9" office:value-type="float" office:value="3.487" calcext:value-type="float">
            <text:p>3,487</text:p>
          </table:table-cell>
          <table:table-cell table:style-name="ce9" office:value-type="float" office:value="36.317" calcext:value-type="float">
            <text:p>36,317</text:p>
          </table:table-cell>
          <table:table-cell table:number-columns-repeated="3"/>
        </table:table-row>
      </table:table>
      <table:table table:name="JRE7" table:style-name="ta1">
        <table:table-column table:style-name="co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5" calcext:value-type="float">
            <text:p>0,49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82" calcext:value-type="float">
            <text:p>6,882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7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0.475" calcext:value-type="float">
            <text:p>90,475</text:p>
          </table:table-cell>
          <table:table-cell office:value-type="string" calcext:value-type="string">
            <text:p>±</text:p>
          </table:table-cell>
          <table:table-cell office:value-type="float" office:value="0.261" calcext:value-type="float">
            <text:p>0,261</text:p>
          </table:table-cell>
          <table:table-cell office:value-type="string" calcext:value-type="string">
            <text:p>ms/op</text:p>
          </table:table-cell>
        </table:table-row>
      </table:table>
      <table:table table:name="JRE8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nbPersons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493" calcext:value-type="float">
            <text:p>0,493</text:p>
          </table:table-cell>
          <table:table-cell office:value-type="string" calcext:value-type="string">
            <text:p>±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76" calcext:value-type="float">
            <text:p>6,87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anonymous_class (JRE8)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283" calcext:value-type="float">
            <text:p>88,283</text:p>
          </table:table-cell>
          <table:table-cell office:value-type="string" calcext:value-type="string">
            <text:p>±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15" calcext:value-type="float">
            <text:p>0,515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816" calcext:value-type="float">
            <text:p>6,816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369" calcext:value-type="float">
            <text:p>88,369</text:p>
          </table:table-cell>
          <table:table-cell office:value-type="string" calcext:value-type="string">
            <text:p>±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59" calcext:value-type="float">
            <text:p>0,559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304" calcext:value-type="float">
            <text:p>7,304</text:p>
          </table:table-cell>
          <table:table-cell office:value-type="string" calcext:value-type="string">
            <text:p>±</text:p>
          </table:table-cell>
          <table:table-cell office:value-type="float" office:value="0.029" calcext:value-type="float">
            <text:p>0,02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ethod_referenc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4.074" calcext:value-type="float">
            <text:p>94,074</text:p>
          </table:table-cell>
          <table:table-cell office:value-type="string" calcext:value-type="string">
            <text:p>±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±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±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98" calcext:value-type="float">
            <text:p>3,498</text:p>
          </table:table-cell>
          <table:table-cell office:value-type="string" calcext:value-type="string">
            <text:p>±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87" calcext:value-type="float">
            <text:p>36,387</text:p>
          </table:table-cell>
          <table:table-cell office:value-type="string" calcext:value-type="string">
            <text:p>±</text:p>
          </table:table-cell>
          <table:table-cell office:value-type="float" office:value="0.277" calcext:value-type="float">
            <text:p>0,27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±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±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01" calcext:value-type="float">
            <text:p>0,601</text:p>
          </table:table-cell>
          <table:table-cell office:value-type="string" calcext:value-type="string">
            <text:p>±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487" calcext:value-type="float">
            <text:p>3,487</text:p>
          </table:table-cell>
          <table:table-cell office:value-type="string" calcext:value-type="string">
            <text:p>±</text:p>
          </table:table-cell>
          <table:table-cell office:value-type="float" office:value="0.042" calcext:value-type="float">
            <text:p>0,04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6.317" calcext:value-type="float">
            <text:p>36,317</text:p>
          </table:table-cell>
          <table:table-cell office:value-type="string" calcext:value-type="string">
            <text:p>±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±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96" calcext:value-type="float">
            <text:p>0,196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638" calcext:value-type="float">
            <text:p>0,638</text:p>
          </table:table-cell>
          <table:table-cell office:value-type="string" calcext:value-type="string">
            <text:p>±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.701" calcext:value-type="float">
            <text:p>3,701</text:p>
          </table:table-cell>
          <table:table-cell office:value-type="string" calcext:value-type="string">
            <text:p>±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parallel_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38.386" calcext:value-type="float">
            <text:p>38,386</text:p>
          </table:table-cell>
          <table:table-cell office:value-type="string" calcext:value-type="string">
            <text:p>±</text:p>
          </table:table-cell>
          <table:table-cell office:value-type="float" office:value="0.319" calcext:value-type="float">
            <text:p>0,3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6" calcext:value-type="float">
            <text:p>0,546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62" calcext:value-type="float">
            <text:p>6,762</text:p>
          </table:table-cell>
          <table:table-cell office:value-type="string" calcext:value-type="string">
            <text:p>±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anonymous_clas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118" calcext:value-type="float">
            <text:p>88,118</text:p>
          </table:table-cell>
          <table:table-cell office:value-type="string" calcext:value-type="string">
            <text:p>±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±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6.759" calcext:value-type="float">
            <text:p>6,759</text:p>
          </table:table-cell>
          <table:table-cell office:value-type="string" calcext:value-type="string">
            <text:p>±</text:p>
          </table:table-cell>
          <table:table-cell office:value-type="float" office:value="0.028" calcext:value-type="float">
            <text:p>0,02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lambd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88.553" calcext:value-type="float">
            <text:p>88,553</text:p>
          </table:table-cell>
          <table:table-cell office:value-type="string" calcext:value-type="string">
            <text:p>±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0.591" calcext:value-type="float">
            <text:p>0,591</text:p>
          </table:table-cell>
          <table:table-cell office:value-type="string" calcext:value-type="string">
            <text:p>±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7.136" calcext:value-type="float">
            <text:p>7,136</text:p>
          </table:table-cell>
          <table:table-cell office:value-type="string" calcext:value-type="string">
            <text:p>±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tream_method_ref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s</text:p>
          </table:table-cell>
          <table:table-cell office:value-type="float" office:value="2000" calcext:value-type="float">
            <text:p>2000</text:p>
          </table:table-cell>
          <table:table-cell office:value-type="float" office:value="93.548" calcext:value-type="float">
            <text:p>93,548</text:p>
          </table:table-cell>
          <table:table-cell office:value-type="string" calcext:value-type="string">
            <text:p>±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Feuille1.A60:Feuille1.B70" table:contains-header="false" table:orientation="column"/>
        <table:database-range table:name="__Anonymous_Sheet_DB__1" table:target-range-address="Feuille2.A1:Feuille2.G11" table:contains-header="false">
          <table:sort>
            <table:sort-by table:field-number="4" table:order="descending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2:59:42.048989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2:34.428099057</meta:creation-date>
    <dc:date>2015-10-23T17:03:15.375303499</dc:date>
    <meta:editing-duration>PT8H35M49S</meta:editing-duration>
    <meta:editing-cycles>21</meta:editing-cycles>
    <meta:generator>LibreOffice/4.4.2.2$Linux_X86_64 LibreOffice_project/40m0$Build-2</meta:generator>
    <meta:document-statistic meta:table-count="4" meta:cell-count="79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602cm" svg:y="0.315cm" chart:style-name="ch2">
          <text:p>Tri d'un tableau de 10 personnes
(Score)</text:p>
        </chart:title>
        <chart:legend chart:legend-position="end" svg:x="13.797cm" svg:y="4.2cm" style:legend-expansion="high" chart:style-name="ch3"/>
        <chart:plot-area chart:style-name="ch4" table:cell-range-address="Feuille1.B4:Feuille1.B13 Feuille1.E3:Feuille1.E13" chart:data-source-has-labels="both" svg:x="0.325cm" svg:y="2.104cm" svg:width="13.147cm" svg:height="6.74cm">
          <chartooo:coordinate-region svg:x="6.044cm" svg:y="2.104cm" svg:width="7.179cm" svg:height="6.068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4:Feuille1.E13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241">
                <text:p>0.241</text:p>
                <draw:g>
                  <svg:desc>Feuille1.E4:Feuille1.E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2.295cm" xlink:href=".." xlink:type="simple" chart:class="chart:bar" chart:style-name="ch1">
        <chart:title svg:x="5.099cm" svg:y="0.381cm" chart:style-name="ch2">
          <text:p>Benchmark du tri de tableau</text:p>
        </chart:title>
        <chart:legend chart:legend-position="end" svg:x="13.703cm" svg:y="5.573cm" style:legend-expansion="high" chart:style-name="ch3"/>
        <chart:plot-area chart:style-name="ch4" table:cell-range-address="Feuille2.B1:Feuille2.D11" chart:data-source-has-labels="both" svg:x="0.319cm" svg:y="1.431cm" svg:width="13.065cm" svg:height="9.637cm">
          <chartooo:coordinate-region svg:x="5.968cm" svg:y="1.431cm" svg:width="7.07cm" svg:height="8.964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797cm" svg:y="11.314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5.099cm" svg:y="0.286cm" chart:style-name="ch2">
          <text:p>Benchmark du tri de tableau</text:p>
        </chart:title>
        <chart:legend chart:legend-position="end" svg:x="13.315cm" svg:y="3.441cm" style:legend-expansion="high" chart:style-name="ch3"/>
        <chart:plot-area chart:style-name="ch4" table:cell-range-address="Feuille2.B21:Feuille2.C31" chart:data-source-has-labels="both" svg:x="0.318cm" svg:y="0.961cm" svg:width="12.675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22:Feuille2.B31"/>
          </chart:axis>
          <chart:axis chart:dimension="y" chart:name="primary-y" chart:style-name="ch6">
            <chart:title svg:x="5.601cm" svg:y="6.945cm" chart:style-name="ch7">
              <text:p>Score (ms/op)</text:p>
            </chart:title>
          </chart:axis>
          <chart:series chart:style-name="ch8" chart:values-cell-range-address="Feuille2.C22:Feuille2.C31" chart:label-cell-address="Feuille2.C21:Feuille2.C21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21:Feuille2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22:Feuille2.B31</svg:desc>
                </draw:g>
              </table:table-cell>
              <table:table-cell office:value-type="float" office:value="7.304">
                <text:p>7.304</text:p>
                <draw:g>
                  <svg:desc>Feuille2.C22:Feuille2.C31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een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7.506cm" xlink:href=".." xlink:type="simple" chart:class="chart:bar" chart:style-name="ch1">
        <chart:title svg:x="5.099cm" svg:y="0.286cm" chart:style-name="ch2">
          <text:p>Benchmark du tri de tableau</text:p>
        </chart:title>
        <chart:legend chart:legend-position="end" svg:x="13.121cm" svg:y="3.441cm" style:legend-expansion="high" chart:style-name="ch3"/>
        <chart:plot-area chart:style-name="ch4" table:cell-range-address="Feuille2.B34:Feuille2.C44" chart:data-source-has-labels="both" svg:x="0.318cm" svg:y="0.961cm" svg:width="12.869cm" svg:height="6.144cm">
          <chartooo:coordinate-region svg:x="5.967cm" svg:y="0.961cm" svg:width="6.927cm" svg:height="5.471cm"/>
          <chart:axis chart:dimension="x" chart:name="primary-x" chart:style-name="ch5" chartooo:axis-type="auto">
            <chartooo:date-scale/>
            <chart:categories table:cell-range-address="Feuille2.B35:Feuille2.B44"/>
          </chart:axis>
          <chart:axis chart:dimension="y" chart:name="primary-y" chart:style-name="ch6">
            <chart:title svg:x="5.698cm" svg:y="6.945cm" chart:style-name="ch7">
              <text:p>Score (ms/op)</text:p>
            </chart:title>
          </chart:axis>
          <chart:series chart:style-name="ch8" chart:values-cell-range-address="Feuille2.C35:Feuille2.C44" chart:label-cell-address="Feuille2.C34:Feuille2.C34" chart:class="chart:bar">
            <chart:data-point chart:repeated="2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 items</text:p>
                <draw:g>
                  <svg:desc>Feuille2.C34:Feuille2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35:Feuille2.B44</svg:desc>
                </draw:g>
              </table:table-cell>
              <table:table-cell office:value-type="float" office:value="94.074">
                <text:p>94.074</text:p>
                <draw:g>
                  <svg:desc>Feuille2.C35:Feuille2.C44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Gray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een" dr3d:edge-rounding="5%"/>
      <style:text-properties fo:font-size="6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1.426cm" xlink:href=".." xlink:type="simple" chart:class="chart:bar" chart:style-name="ch1">
        <chart:title svg:x="3.158cm" svg:y="0.364cm" chart:style-name="ch2">
          <text:p>Benchmark (tri d'un grand tableau)</text:p>
        </chart:title>
        <chart:legend chart:legend-position="end" svg:x="13.121cm" svg:y="5.139cm" style:legend-expansion="high" chart:style-name="ch3"/>
        <chart:plot-area chart:style-name="ch4" table:cell-range-address="Feuille2.B57:Feuille2.D67" chart:data-source-has-labels="both" svg:x="0.354cm" svg:y="1.446cm" svg:width="12.479cm" svg:height="9cm">
          <chartooo:coordinate-region svg:x="6.003cm" svg:y="1.446cm" svg:width="6.537cm" svg:height="8.327cm"/>
          <chart:axis chart:dimension="x" chart:name="primary-x" chart:style-name="ch5" chartooo:axis-type="auto">
            <chartooo:date-scale/>
            <chart:categories table:cell-range-address="Feuille2.B58:Feuille2.B67"/>
          </chart:axis>
          <chart:axis chart:dimension="y" chart:name="primary-y" chart:style-name="ch6">
            <chart:title svg:x="13.225cm" svg:y="9.938cm" chart:style-name="ch7">
              <text:p>Score (ms/op)</text:p>
            </chart:title>
          </chart:axis>
          <chart:series chart:style-name="ch8" chart:values-cell-range-address="Feuille2.C58:Feuille2.C67" chart:label-cell-address="Feuille2.C57:Feuille2.C57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58:Feuille2.D67" chart:label-cell-address="Feuille2.D57:Feuille2.D5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 items</text:p>
                <draw:g>
                  <svg:desc>Feuille2.C57:Feuille2.C57</svg:desc>
                </draw:g>
              </table:table-cell>
              <table:table-cell office:value-type="string">
                <text:p>100000 items</text:p>
                <draw:g>
                  <svg:desc>Feuille2.D57:Feuille2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2.B58:Feuille2.B67</svg:desc>
                </draw:g>
              </table:table-cell>
              <table:table-cell office:value-type="float" office:value="7.304">
                <text:p>7.304</text:p>
                <draw:g>
                  <svg:desc>Feuille2.C58:Feuille2.C67</svg:desc>
                </draw:g>
              </table:table-cell>
              <table:table-cell office:value-type="float" office:value="94.074">
                <text:p>94.074</text:p>
                <draw:g>
                  <svg:desc>Feuille2.D58:Feuille2.D67</svg:desc>
                </draw:g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parallel_stream_method_ref</text:p>
              </table:table-cell>
              <table:table-cell office:value-type="float" office:value="3.701">
                <text:p>3.701</text:p>
              </table:table-cell>
              <table:table-cell office:value-type="float" office:value="38.386">
                <text:p>38.386</text:p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3.284cm" svg:y="0.315cm" chart:style-name="ch2">
          <text:p>Tri d'un tableau de 1000 personnes
(Score)</text:p>
        </chart:title>
        <chart:legend chart:legend-position="end" svg:x="13.797cm" svg:y="4.2cm" style:legend-expansion="high" chart:style-name="ch3"/>
        <chart:plot-area chart:style-name="ch4" table:cell-range-address="Feuille1.B31:Feuille1.B40 Feuille1.E3:Feuille1.E3 Feuille1.E31:Feuille1.E40" chart:data-source-has-labels="both" svg:x="0.325cm" svg:y="2.104cm" svg:width="13.147cm" svg:height="6.74cm">
          <chartooo:coordinate-region svg:x="6.044cm" svg:y="2.104cm" svg:width="7.179cm" svg:height="6.068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31:Feuille1.E4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75">
                <text:p>0.775</text:p>
                <draw:g>
                  <svg:desc>Feuille1.E31:Feuille1.E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88">
                <text:p>0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239cm" svg:y="0.315cm" chart:style-name="ch2">
          <text:p>Tri d'un tableau de 100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31:Feuille1.D40 Feuille1.C3:Feuille1.D3" chart:data-source-has-labels="both" svg:x="0.364cm" svg:y="2.104cm" svg:width="13.197cm" svg:height="6.74cm">
          <chartooo:coordinate-region svg:x="6.083cm" svg:y="2.104cm" svg:width="7.229cm" svg:height="6.068cm"/>
          <chart:axis chart:dimension="x" chart:name="primary-x" chart:style-name="ch5" chartooo:axis-type="auto">
            <chartooo:date-scale/>
            <chart:categories table:cell-range-address="Feuille1.B31:Feuille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31:Feuille1.C4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31:Feuille1.D4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erence</text:p>
                <draw:g>
                  <svg:desc>Feuille1.B31:Feuille1.B40</svg:desc>
                </draw:g>
              </table:table-cell>
              <table:table-cell office:value-type="float" office:value="0.74">
                <text:p>0.74</text:p>
                <draw:g>
                  <svg:desc>Feuille1.C31:Feuille1.C40</svg:desc>
                </draw:g>
              </table:table-cell>
              <table:table-cell office:value-type="float" office:value="0.07">
                <text:p>0.07</text:p>
                <draw:g>
                  <svg:desc>Feuille1.D31:Feuille1.D40</svg:desc>
                </draw:g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692">
                <text:p>0.69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693">
                <text:p>0.69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689">
                <text:p>0.68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64">
                <text:p>0.6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645">
                <text:p>0.6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643">
                <text:p>0.64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598">
                <text:p>0.59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589">
                <text:p>0.58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568">
                <text:p>0.56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4.557cm" svg:y="0.315cm" chart:style-name="ch2">
          <text:p>Tri d'un tableau de 1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3:Feuille1.D13" chart:data-source-has-labels="both" svg:x="0.364cm" svg:y="2.104cm" svg:width="13.197cm" svg:height="6.74cm">
          <chartooo:coordinate-region svg:x="6.083cm" svg:y="2.104cm" svg:width="7.132cm" svg:height="6.068cm"/>
          <chart:axis chart:dimension="x" chart:name="primary-x" chart:style-name="ch5" chartooo:axis-type="auto">
            <chartooo:date-scale/>
            <chart:categories table:cell-range-address="Feuille1.B4:Feuille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4:Feuille1.C13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4:Feuille1.D13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lambda</text:p>
                <draw:g>
                  <svg:desc>Feuille1.B4:Feuille1.B13</svg:desc>
                </draw:g>
              </table:table-cell>
              <table:table-cell office:value-type="float" office:value="0.182">
                <text:p>0.182</text:p>
                <draw:g>
                  <svg:desc>Feuille1.C4:Feuille1.C13</svg:desc>
                </draw:g>
              </table:table-cell>
              <table:table-cell office:value-type="float" office:value="0.118">
                <text:p>0.118</text:p>
                <draw:g>
                  <svg:desc>Feuille1.D4:Feuille1.D13</svg:desc>
                </draw:g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0.195">
                <text:p>0.19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0.171">
                <text:p>0.17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0.069">
                <text:p>0.0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0.057">
                <text:p>0.05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6">
                <text:p>0.0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33">
                <text:p>0.0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2">
                <text:p>0.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error-upper-range="Feuille1.F4:Feuille1.F13" chart:error-lower-range="Feuille1.F4:Feuille1.F13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F4:Feuille1.F13" chart:error-lower-range="Feuille1.F4:Feuille1.F13" chart:data-label-number="value" chart:data-label-text="false" chart:data-label-symbol="false"/>
      <style:graphic-properties draw:stroke="none" draw:fill-color="#579d1c" draw:opacity-name="ChartTransparencyGradient_20_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98cm" svg:height="9.024cm" xlink:href=".." xlink:type="simple" chart:class="chart:bar" chart:style-name="ch1">
        <chart:title svg:x="2.967cm" svg:y="0.315cm" chart:style-name="ch2">
          <text:p>Tri d'un tableau de 100000 personnes
(Score)</text:p>
        </chart:title>
        <chart:legend chart:legend-position="end" svg:x="13.797cm" svg:y="4.2cm" style:legend-expansion="high" chart:style-name="ch3"/>
        <chart:plot-area chart:style-name="ch4" table:cell-range-address="Feuille1.B61:Feuille1.B70 Feuille1.E3:Feuille1.E3 Feuille1.E61:Feuille1.E70" chart:data-source-has-labels="both" svg:x="0.325cm" svg:y="2.104cm" svg:width="13.147cm" svg:height="6.74cm">
          <chartooo:coordinate-region svg:x="6.044cm" svg:y="2.104cm" svg:width="7.135cm" svg:height="6.068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61:Feuille1.E70" chart:label-cell-address="Feuille1.E3:Feuille1.E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ms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4.303">
                <text:p>94.303</text:p>
                <draw:g>
                  <svg:desc>Feuille1.E61:Feuille1.E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3.084">
                <text:p>93.084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846">
                <text:p>89.8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985">
                <text:p>87.985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768">
                <text:p>87.768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83">
                <text:p>36.83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6.122">
                <text:p>36.1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Feuille1.E4:Feuille1.E13" chart:error-lower-range="Feuille1.E4:Feuille1.E13" chart:label-position="center"/>
      <style:graphic-properties draw:stroke="none" draw:fill-color="#198a8a" draw:opacity-name="ChartTransparencyGradient_20_4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aw:opacity-name="ChartTransparencyGradient_20_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08cm" svg:height="9.024cm" xlink:href=".." xlink:type="simple" chart:class="chart:bar" chart:style-name="ch1">
        <chart:title svg:x="3.922cm" svg:y="0.315cm" chart:style-name="ch2">
          <text:p>Tri d'un tableau de 100000 personnes
(Marge d'erreur)</text:p>
        </chart:title>
        <chart:legend chart:legend-position="end" svg:x="13.925cm" svg:y="3.938cm" style:legend-expansion="high" chart:style-name="ch3"/>
        <chart:plot-area chart:style-name="ch4" table:cell-range-address="Feuille1.B61:Feuille1.D70 Feuille1.C3:Feuille1.D3" chart:data-source-has-labels="both" svg:x="0.364cm" svg:y="2.104cm" svg:width="13.197cm" svg:height="6.74cm">
          <chartooo:coordinate-region svg:x="6.083cm" svg:y="2.104cm" svg:width="7.185cm" svg:height="6.068cm"/>
          <chart:axis chart:dimension="x" chart:name="primary-x" chart:style-name="ch5" chartooo:axis-type="auto">
            <chartooo:date-scale/>
            <chart:categories table:cell-range-address="Feuille1.B61:Feuille1.B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61:Feuille1.C70" chart:label-cell-address="Feuille1.C3:Feuille1.C3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1.D61:Feuille1.D70" chart:label-cell-address="Feuille1.D3:Feuille1.D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&gt; 99,9%)</text:p>
                <draw:g>
                  <svg:desc>Feuille1.C3:Feuille1.C3</svg:desc>
                </draw:g>
              </table:table-cell>
              <table:table-cell office:value-type="string">
                <text:p>Intervalle de confiance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thod_reference</text:p>
                <draw:g>
                  <svg:desc>Feuille1.B61:Feuille1.B70</svg:desc>
                </draw:g>
              </table:table-cell>
              <table:table-cell office:value-type="float" office:value="93.968">
                <text:p>93.968</text:p>
                <draw:g>
                  <svg:desc>Feuille1.C61:Feuille1.C70</svg:desc>
                </draw:g>
              </table:table-cell>
              <table:table-cell office:value-type="float" office:value="0.67">
                <text:p>0.67</text:p>
                <draw:g>
                  <svg:desc>Feuille1.D61:Feuille1.D70</svg:desc>
                </draw:g>
              </table:table-cell>
            </table:table-row>
            <table:table-row>
              <table:table-cell office:value-type="string">
                <text:p>stream_method_reference</text:p>
              </table:table-cell>
              <table:table-cell office:value-type="float" office:value="92.648">
                <text:p>92.64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anonymous class (JRE7)</text:p>
              </table:table-cell>
              <table:table-cell office:value-type="float" office:value="89.491">
                <text:p>89.49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87.7">
                <text:p>87.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anonymous class (JRE8)</text:p>
              </table:table-cell>
              <table:table-cell office:value-type="float" office:value="87.585">
                <text:p>87.5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tream_anonymous class</text:p>
              </table:table-cell>
              <table:table-cell office:value-type="float" office:value="87.653">
                <text:p>87.653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87.381">
                <text:p>87.38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parallel_stream_method_reference</text:p>
              </table:table-cell>
              <table:table-cell office:value-type="float" office:value="38.687">
                <text:p>38.68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parallel_stream_anonymous class</text:p>
              </table:table-cell>
              <table:table-cell office:value-type="float" office:value="36.418">
                <text:p>36.41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35.708">
                <text:p>35.708</text:p>
              </table:table-cell>
              <table:table-cell office:value-type="float" office:value="0.828">
                <text:p>0.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linear" draw:start="100%" draw:end="60%" draw:angle="0" draw:border="0%"/>
    <draw:opacity draw:name="ChartTransparencyGradient_20_3" draw:display-name="ChartTransparencyGradient 3" draw:style="linear" draw:start="100%" draw:end="50%" draw:angle="0" draw:border="0%"/>
    <draw:opacity draw:name="ChartTransparencyGradient_20_4" draw:display-name="ChartTransparencyGradient 4" draw:style="linear" draw:start="100%" draw:end="50%" draw:angle="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style="italic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="gradient" draw:fill-color="#579d1c" draw:fill-gradient-name="Tango_20_Orange" dr3d:edge-rounding="5%"/>
      <style:text-properties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420e" draw:fill-gradient-name="Tango_20_Gray" dr3d:edge-rounding="5%"/>
      <style:text-properties fo:font-size="6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gradient" draw:fill-color="#ffd320" draw:fill-gradient-name="Tango_20_Green" dr3d:edge-rounding="5%"/>
      <style:text-properties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13.005cm" xlink:href=".." xlink:type="simple" chart:class="chart:bar" chart:style-name="ch1">
        <chart:title svg:x="3.343cm" svg:y="0.396cm" chart:style-name="ch2">
          <text:p>Benchmark (tri d'un petit tableau)</text:p>
        </chart:title>
        <chart:legend chart:legend-position="end" svg:x="13.509cm" svg:y="5.666cm" style:legend-expansion="high" chart:style-name="ch3"/>
        <chart:plot-area chart:style-name="ch4" table:cell-range-address="Feuille2.B1:Feuille2.E11" chart:data-source-has-labels="both" svg:x="0.319cm" svg:y="1.629cm" svg:width="12.871cm" svg:height="10.134cm">
          <chartooo:coordinate-region svg:x="5.968cm" svg:y="1.629cm" svg:width="6.973cm" svg:height="9.461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13.527cm" svg:y="11.27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2"/>
            <chart:data-point chart:style-name="ch9"/>
            <chart:data-point chart:repeated="7"/>
          </chart:series>
          <chart:series chart:style-name="ch10" chart:values-cell-range-address="Feuille2.D2:Feuille2.D11" chart:label-cell-address="Feuille2.D1:Feuille2.D1" chart:class="chart:bar">
            <chart:data-point chart:repeated="10"/>
          </chart:series>
          <chart:series chart:style-name="ch11" chart:values-cell-range-address="Feuille2.E2:Feuille2.E11" chart:label-cell-address="Feuille2.E1:Feuille2.E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5.099cm" svg:y="0.316cm" chart:style-name="ch2">
          <text:p>Benchmark du tri de tableau</text:p>
        </chart:title>
        <chart:legend chart:legend-position="end" svg:x="13.121cm" svg:y="3.144cm" style:legend-expansion="high" chart:style-name="ch3"/>
        <chart:plot-area chart:style-name="ch4" table:cell-range-address="Feuille2.B1:Feuille2.G11" chart:data-source-has-labels="both" svg:x="0.319cm" svg:y="1.301cm" svg:width="12.483cm" svg:height="6.546cm">
          <chartooo:coordinate-region svg:x="5.968cm" svg:y="1.301cm" svg:width="6.541cm" svg:height="5.873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506cm" svg:y="8.028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9cm" xlink:href=".." xlink:type="simple" chart:class="chart:bar" chart:style-name="ch1">
        <chart:title svg:x="5.099cm" svg:y="0.316cm" chart:style-name="ch2">
          <text:p>Benchmark du tri de tableau</text:p>
        </chart:title>
        <chart:legend chart:legend-position="end" svg:x="13.121cm" svg:y="3.144cm" style:legend-expansion="high" chart:style-name="ch3"/>
        <chart:plot-area chart:style-name="ch4" table:cell-range-address="Feuille2.B1:Feuille2.G11" chart:data-source-has-labels="both" svg:x="0.319cm" svg:y="1.301cm" svg:width="12.483cm" svg:height="6.546cm">
          <chartooo:coordinate-region svg:x="5.968cm" svg:y="1.301cm" svg:width="6.541cm" svg:height="5.873cm"/>
          <chart:axis chart:dimension="x" chart:name="primary-x" chart:style-name="ch5" chartooo:axis-type="auto">
            <chartooo:date-scale/>
            <chart:categories table:cell-range-address="Feuille2.B2:Feuille2.B11"/>
          </chart:axis>
          <chart:axis chart:dimension="y" chart:name="primary-y" chart:style-name="ch6">
            <chart:title svg:x="5.506cm" svg:y="8.028cm" chart:style-name="ch7">
              <text:p>Score (ms/op)</text:p>
            </chart:title>
          </chart:axis>
          <chart:series chart:style-name="ch8" chart:values-cell-range-address="Feuille2.C2:Feuille2.C11" chart:label-cell-address="Feuille2.C1:Feuille2.C1" chart:class="chart:bar">
            <chart:data-point chart:repeated="10"/>
          </chart:series>
          <chart:series chart:style-name="ch9" chart:values-cell-range-address="Feuille2.D2:Feuille2.D11" chart:label-cell-address="Feuille2.D1:Feuille2.D1" chart:class="chart:bar">
            <chart:data-point chart:repeated="10"/>
          </chart:series>
          <chart:series chart:style-name="ch10" chart:values-cell-range-address="Feuille2.E2:Feuille2.E11" chart:label-cell-address="Feuille2.E1:Feuille2.E1" chart:class="chart:bar">
            <chart:data-point chart:repeated="10"/>
          </chart:series>
          <chart:series chart:style-name="ch11" chart:values-cell-range-address="Feuille2.F2:Feuille2.F11" chart:label-cell-address="Feuille2.F1:Feuille2.F1" chart:class="chart:bar">
            <chart:data-point chart:repeated="10"/>
          </chart:series>
          <chart:series chart:style-name="ch12" chart:values-cell-range-address="Feuille2.G2:Feuille2.G11" chart:label-cell-address="Feuille2.G1:Feuille2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items</text:p>
                <draw:g>
                  <svg:desc>Feuille2.C1:Feuille2.C1</svg:desc>
                </draw:g>
              </table:table-cell>
              <table:table-cell office:value-type="string">
                <text:p>100 items</text:p>
                <draw:g>
                  <svg:desc>Feuille2.D1:Feuille2.D1</svg:desc>
                </draw:g>
              </table:table-cell>
              <table:table-cell office:value-type="string">
                <text:p>1000 items</text:p>
                <draw:g>
                  <svg:desc>Feuille2.E1:Feuille2.E1</svg:desc>
                </draw:g>
              </table:table-cell>
              <table:table-cell office:value-type="string">
                <text:p>10000 items</text:p>
                <draw:g>
                  <svg:desc>Feuille2.F1:Feuille2.F1</svg:desc>
                </draw:g>
              </table:table-cell>
              <table:table-cell office:value-type="string">
                <text:p>100000 items</text:p>
                <draw:g>
                  <svg:desc>Feuille2.G1:Feuille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allel_stream_method_ref</text:p>
                <draw:g>
                  <svg:desc>Feuille2.B2:Feuille2.B11</svg:desc>
                </draw:g>
              </table:table-cell>
              <table:table-cell office:value-type="float" office:value="0.125">
                <text:p>0.125</text:p>
                <draw:g>
                  <svg:desc>Feuille2.C2:Feuille2.C11</svg:desc>
                </draw:g>
              </table:table-cell>
              <table:table-cell office:value-type="float" office:value="0.196">
                <text:p>0.196</text:p>
                <draw:g>
                  <svg:desc>Feuille2.D2:Feuille2.D11</svg:desc>
                </draw:g>
              </table:table-cell>
              <table:table-cell office:value-type="float" office:value="0.638">
                <text:p>0.638</text:p>
                <draw:g>
                  <svg:desc>Feuille2.E2:Feuille2.E11</svg:desc>
                </draw:g>
              </table:table-cell>
              <table:table-cell office:value-type="float" office:value="3.701">
                <text:p>3.701</text:p>
                <draw:g>
                  <svg:desc>Feuille2.F2:Feuille2.F11</svg:desc>
                </draw:g>
              </table:table-cell>
              <table:table-cell office:value-type="float" office:value="38.386">
                <text:p>38.386</text:p>
                <draw:g>
                  <svg:desc>Feuille2.G2:Feuille2.G11</svg:desc>
                </draw:g>
              </table:table-cell>
            </table:table-row>
            <table:table-row>
              <table:table-cell office:value-type="string">
                <text:p>parallel_stream_anonymous_class</text:p>
              </table:table-cell>
              <table:table-cell office:value-type="float" office:value="0.111">
                <text:p>0.111</text:p>
              </table:table-cell>
              <table:table-cell office:value-type="float" office:value="0.18">
                <text:p>0.18</text:p>
              </table:table-cell>
              <table:table-cell office:value-type="float" office:value="0.601">
                <text:p>0.601</text:p>
              </table:table-cell>
              <table:table-cell office:value-type="float" office:value="3.498">
                <text:p>3.498</text:p>
              </table:table-cell>
              <table:table-cell office:value-type="float" office:value="36.387">
                <text:p>36.387</text:p>
              </table:table-cell>
            </table:table-row>
            <table:table-row>
              <table:table-cell office:value-type="string">
                <text:p>parallel_stream_lambda</text:p>
              </table:table-cell>
              <table:table-cell office:value-type="float" office:value="0.112">
                <text:p>0.112</text:p>
              </table:table-cell>
              <table:table-cell office:value-type="float" office:value="0.178">
                <text:p>0.178</text:p>
              </table:table-cell>
              <table:table-cell office:value-type="float" office:value="0.601">
                <text:p>0.601</text:p>
              </table:table-cell>
              <table:table-cell office:value-type="float" office:value="3.487">
                <text:p>3.487</text:p>
              </table:table-cell>
              <table:table-cell office:value-type="float" office:value="36.317">
                <text:p>36.317</text:p>
              </table:table-cell>
            </table:table-row>
            <table:table-row>
              <table:table-cell office:value-type="string">
                <text:p>stream_method_ref</text:p>
              </table:table-cell>
              <table:table-cell office:value-type="float" office:value="0.068">
                <text:p>0.068</text:p>
              </table:table-cell>
              <table:table-cell office:value-type="float" office:value="0.128">
                <text:p>0.128</text:p>
              </table:table-cell>
              <table:table-cell office:value-type="float" office:value="0.591">
                <text:p>0.591</text:p>
              </table:table-cell>
              <table:table-cell office:value-type="float" office:value="7.136">
                <text:p>7.136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method_reference</text:p>
              </table:table-cell>
              <table:table-cell office:value-type="float" office:value="0.028">
                <text:p>0.028</text:p>
              </table:table-cell>
              <table:table-cell office:value-type="float" office:value="0.087">
                <text:p>0.087</text:p>
              </table:table-cell>
              <table:table-cell office:value-type="float" office:value="0.559">
                <text:p>0.559</text:p>
              </table:table-cell>
              <table:table-cell office:value-type="float" office:value="7.304">
                <text:p>7.304</text:p>
              </table:table-cell>
              <table:table-cell office:value-type="float" office:value="94.074">
                <text:p>94.074</text:p>
              </table:table-cell>
            </table:table-row>
            <table:table-row>
              <table:table-cell office:value-type="string">
                <text:p>stream_lambda</text:p>
              </table:table-cell>
              <table:table-cell office:value-type="float" office:value="0.057">
                <text:p>0.057</text:p>
              </table:table-cell>
              <table:table-cell office:value-type="float" office:value="0.118">
                <text:p>0.118</text:p>
              </table:table-cell>
              <table:table-cell office:value-type="float" office:value="0.548">
                <text:p>0.548</text:p>
              </table:table-cell>
              <table:table-cell office:value-type="float" office:value="6.759">
                <text:p>6.759</text:p>
              </table:table-cell>
              <table:table-cell office:value-type="float" office:value="88.553">
                <text:p>88.553</text:p>
              </table:table-cell>
            </table:table-row>
            <table:table-row>
              <table:table-cell office:value-type="string">
                <text:p>stream_anonymous_class</text:p>
              </table:table-cell>
              <table:table-cell office:value-type="float" office:value="0.054">
                <text:p>0.054</text:p>
              </table:table-cell>
              <table:table-cell office:value-type="float" office:value="0.113">
                <text:p>0.113</text:p>
              </table:table-cell>
              <table:table-cell office:value-type="float" office:value="0.546">
                <text:p>0.546</text:p>
              </table:table-cell>
              <table:table-cell office:value-type="float" office:value="6.762">
                <text:p>6.762</text:p>
              </table:table-cell>
              <table:table-cell office:value-type="float" office:value="88.118">
                <text:p>88.118</text:p>
              </table:table-cell>
            </table:table-row>
            <table:table-row>
              <table:table-cell office:value-type="string">
                <text:p>lambda</text:p>
              </table:table-cell>
              <table:table-cell office:value-type="float" office:value="0.017">
                <text:p>0.017</text:p>
              </table:table-cell>
              <table:table-cell office:value-type="float" office:value="0.074">
                <text:p>0.074</text:p>
              </table:table-cell>
              <table:table-cell office:value-type="float" office:value="0.515">
                <text:p>0.515</text:p>
              </table:table-cell>
              <table:table-cell office:value-type="float" office:value="6.816">
                <text:p>6.816</text:p>
              </table:table-cell>
              <table:table-cell office:value-type="float" office:value="88.369">
                <text:p>88.369</text:p>
              </table:table-cell>
            </table:table-row>
            <table:table-row>
              <table:table-cell office:value-type="string">
                <text:p>anonymous_class (JRE7)</text:p>
              </table:table-cell>
              <table:table-cell office:value-type="float" office:value="0.016">
                <text:p>0.016</text:p>
              </table:table-cell>
              <table:table-cell office:value-type="float" office:value="0.071">
                <text:p>0.071</text:p>
              </table:table-cell>
              <table:table-cell office:value-type="float" office:value="0.495">
                <text:p>0.495</text:p>
              </table:table-cell>
              <table:table-cell office:value-type="float" office:value="6.882">
                <text:p>6.882</text:p>
              </table:table-cell>
              <table:table-cell office:value-type="float" office:value="90.475">
                <text:p>90.475</text:p>
              </table:table-cell>
            </table:table-row>
            <table:table-row>
              <table:table-cell office:value-type="string">
                <text:p>anonymous_class (JRE8)</text:p>
              </table:table-cell>
              <table:table-cell office:value-type="float" office:value="0.016">
                <text:p>0.016</text:p>
              </table:table-cell>
              <table:table-cell office:value-type="float" office:value="0.074">
                <text:p>0.074</text:p>
              </table:table-cell>
              <table:table-cell office:value-type="float" office:value="0.493">
                <text:p>0.493</text:p>
              </table:table-cell>
              <table:table-cell office:value-type="float" office:value="6.876">
                <text:p>6.876</text:p>
              </table:table-cell>
              <table:table-cell office:value-type="float" office:value="88.283">
                <text:p>88.2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